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366.8pt"/>
    </style:style>
    <style:style style:name="co4" style:family="table-column">
      <style:table-column-properties fo:break-before="auto" style:column-width="136.09pt"/>
    </style:style>
    <style:style style:name="co5" style:family="table-column">
      <style:table-column-properties fo:break-before="auto" style:column-width="73.9pt"/>
    </style:style>
    <style:style style:name="co6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116.3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lbany" style:font-name-asian="Andale Sans UI" style:font-name-complex="Lucidasans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4" style:family="table-cell" style:parent-style-name="Default">
      <style:table-cell-properties fo:background-color="#e6e6e6"/>
    </style:style>
  </office:automatic-styles>
  <office:body>
    <office:spreadsheet>
      <table:content-validations>
        <table:content-validation table:name="val1" table:condition="of:cell-content-is-in-list(&quot;ERP5Type_getSecurityCategoryFromAssignment&quot;;&quot;ERP5Type_getSecurityCategoryFromAssignmentParent&quot;;&quot;ERP5Type_getSecurityCategoryFromAssignmentParentFunction&quot;;&quot;ERP5Type_getSecurityCategoryFromAssignmentParentGroup&quot;;&quot;ERP5Type_asSecurityGroupId&quot;;&quot;ERP5Type_getSecurityAcquiredCategoryFromContent&quot;;&quot;ERP5Type_getSecurityCategoryFromArrow&quot;;&quot;ERP5Type_getSecurityCategoryFromContent&quot;;&quot;ERP5Type_getSecurityCategoryFromSelf&quot;;&quot;ERP5Type_getSecurityChildCategoryFromAssignment&quot;;&quot;ERP5Type_getSecurityChildCategoryFromContent&quot;;&quot;ERP5Type_getSecurityParentCategoryFromAssignment&quot;;&quot;ERP5Type_getSecurityParentCategoryFromContent&quot;;&quot;&quot;)" table:allow-empty-cell="true" table:display-list="sort-ascending" table:base-cell-address="Sheet2.F1"/>
      </table:content-validations>
      <table:table table:name="Ro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ortal Typ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Base Category</text:p>
          </table:table-cell>
          <table:table-cell table:style-name="ce1" table:content-validation-name="val1" office:value-type="string" calcext:value-type="string">
            <text:p>Base Category Script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Data Stream Module</text:p>
          </table:table-cell>
          <table:table-cell office:value-type="string" calcext:value-type="string">
            <text:p>Auditor; Author</text:p>
          </table:table-cell>
          <table:table-cell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ta Stream</text:p>
          </table:table-cell>
          <table:table-cell table:style-name="ce2" office:value-type="string" calcext:value-type="string">
            <text:p>Auditor; Author</text:p>
          </table:table-cell>
          <table:table-cell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4">
          <table:table-cell/>
          <table:table-cell table:style-name="ce2"/>
          <table:table-cell table:number-columns-repeated="1022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office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" fo:language="fr" fo:country="FR" style:font-name-asian="Andale Sans UI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00/00/0000</text:date>, <text:time style:data-style-name="N2" text:time-value="10:08:15.450858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4-05T11:05:58</meta:creation-date>
    <meta:editing-cycles>4</meta:editing-cycles>
    <meta:editing-duration>PT16H31M17S</meta:editing-duration>
    <dc:date>2019-09-27T10:08:58.024829337</dc:date>
    <meta:document-statistic meta:table-count="2" meta:cell-count="13" meta:object-count="0"/>
    <meta:user-defined meta:name="Info 1"/>
    <meta:user-defined meta:name="Info 2"/>
    <meta:user-defined meta:name="Info 3"/>
    <meta:user-defined meta:name="Info 4"/>
  </office:meta>
</office:document-meta>
</file>